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0833in" style:rel-column-width="10922*"/>
    </style:style>
    <style:style style:name="Table1.F" style:family="table-column">
      <style:table-column-properties style:column-width="1.0833in" style:rel-column-width="1092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background-color="#d4ea6b" fo:keep-together="auto">
        <style:background-image/>
      </style:table-row-properties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7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42ee09"/>
    </style:style>
    <style:style style:name="P3" style:family="paragraph" style:parent-style-name="Text_20_body">
      <style:text-properties fo:font-weight="bold" officeooo:rsid="004a4e76" officeooo:paragraph-rsid="004a4e76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="solid" draw:fill-color="#dee6ef" draw:fill-gradient-name="gradient" draw:fill-hatch-name="hatch"/>
      <style:paragraph-properties fo:text-align="start" style:justify-single-word="false" fo:background-color="#dee6ef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01a53" officeooo:paragraph-rsid="00301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948d" officeooo:paragraph-rsid="00319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in" fo:margin-bottom="0in" style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text-properties style:font-name="Arial" fo:font-size="9pt" fo:font-weight="bold" officeooo:rsid="0042ee09" officeooo:paragraph-rsid="0042ee09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Arial" officeooo:rsid="004a4e76" officeooo:paragraph-rsid="004a4e76"/>
    </style:style>
    <style:style style:name="P12" style:family="paragraph" style:parent-style-name="Text_20_body">
      <style:text-properties style:font-name="Arial" fo:font-weight="bold" officeooo:rsid="004a5e9f" officeooo:paragraph-rsid="004a5e9f" style:font-weight-asian="bold" style:font-weight-complex="bold"/>
    </style:style>
    <style:style style:name="P13" style:family="paragraph" style:parent-style-name="Text_20_body">
      <style:text-properties style:font-name="Arial" fo:font-weight="bold" officeooo:rsid="004a4e76" officeooo:paragraph-rsid="004a4e76" style:font-weight-asian="bold" style:font-weight-complex="bold"/>
    </style:style>
    <style:style style:name="P14" style:family="paragraph" style:parent-style-name="Text_20_body">
      <style:text-properties style:font-name="Arial" fo:font-size="10pt" officeooo:rsid="00298781" officeooo:paragraph-rsid="00298781" style:font-size-asian="16.1000003814697pt" style:font-size-complex="16.1000003814697pt"/>
    </style:style>
    <style:style style:name="P15" style:family="paragraph" style:parent-style-name="Text_20_body">
      <style:text-properties style:font-name="Arial" fo:font-size="10pt" officeooo:paragraph-rsid="003f3820" style:font-size-asian="16.1000003814697pt" style:font-size-complex="16.1000003814697pt"/>
    </style:style>
    <style:style style:name="P16" style:family="paragraph" style:parent-style-name="Text_20_body">
      <style:text-properties style:font-name="Arial" fo:font-size="10pt" officeooo:rsid="003f3820" officeooo:paragraph-rsid="003f3820" style:font-size-asian="16.1000003814697pt" style:font-size-complex="16.1000003814697pt"/>
    </style:style>
    <style:style style:name="P17" style:family="paragraph" style:parent-style-name="Text_20_body">
      <style:text-properties style:font-name="Arial" fo:font-size="10pt" officeooo:rsid="0041012f" officeooo:paragraph-rsid="0041012f" style:font-size-asian="16.1000003814697pt" style:font-size-complex="16.1000003814697pt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f89" officeooo:paragraph-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d0c" officeooo:paragraph-rsid="0022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5cdc" officeooo:paragraph-rsid="003a5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in" fo:margin-right="0.029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0b2" officeooo:paragraph-rsid="002da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0e72" officeooo:paragraph-rsid="00240e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Heading_20_1" style:list-style-name="">
      <style:paragraph-properties fo:text-align="justify" style:justify-single-word="false"/>
      <style:text-properties style:font-name="Arial" fo:font-size="14pt" officeooo:paragraph-rsid="0042ee09" style:font-size-asian="14pt" style:font-size-complex="14pt"/>
    </style:style>
    <style:style style:name="P27" style:family="paragraph" style:parent-style-name="Heading_20_1">
      <style:text-properties style:font-name="Arial" fo:font-size="14.1000003814697pt" officeooo:rsid="00298781" officeooo:paragraph-rsid="00298781" style:font-size-asian="16.1000003814697pt" style:font-size-complex="16.1000003814697pt"/>
    </style:style>
    <style:style style:name="P28" style:family="paragraph" style:parent-style-name="Heading_20_1">
      <style:text-properties style:font-name="Arial" fo:font-size="14.1000003814697pt" officeooo:rsid="003f3820" officeooo:paragraph-rsid="003f3820" style:font-size-asian="16.1000003814697pt" style:font-size-complex="16.1000003814697pt"/>
    </style:style>
    <style:style style:name="P29" style:family="paragraph" style:parent-style-name="Heading_20_1">
      <style:text-properties style:font-name="Arial" fo:font-size="9pt" style:font-size-asian="9pt" style:font-size-complex="9pt"/>
    </style:style>
    <style:style style:name="P30" style:family="paragraph" style:parent-style-name="Heading_20_2">
      <style:text-properties style:font-name="Arial" fo:font-size="9pt" officeooo:paragraph-rsid="0042ee09" style:font-size-asian="9pt" style:font-size-complex="9pt"/>
    </style:style>
    <style:style style:name="P31" style:family="paragraph" style:parent-style-name="Heading_20_2">
      <style:text-properties style:font-name="Arial" fo:font-size="9pt" officeooo:rsid="0017dfea" officeooo:paragraph-rsid="0042ee09" style:font-size-asian="9pt" style:font-size-complex="9pt"/>
    </style:style>
    <style:style style:name="P32" style:family="paragraph" style:parent-style-name="Heading_20_2">
      <style:text-properties style:font-name="Arial" fo:font-size="9pt" officeooo:paragraph-rsid="003d9937" style:font-size-asian="9pt" style:font-size-complex="9pt"/>
    </style:style>
    <style:style style:name="P33" style:family="paragraph" style:parent-style-name="Heading_20_2">
      <style:text-properties style:font-name="Arial" fo:font-size="9pt" style:font-size-asian="9pt" style:font-size-complex="9pt"/>
    </style:style>
    <style:style style:name="P34" style:family="paragraph" style:parent-style-name="Heading_20_2">
      <style:text-properties style:font-name="Arial" fo:font-size="9pt" officeooo:rsid="004d0989" officeooo:paragraph-rsid="004d0989" style:font-size-asian="9pt" style:font-size-complex="9pt"/>
    </style:style>
    <style:style style:name="P35" style:family="paragraph" style:parent-style-name="Heading_20_2">
      <style:text-properties style:font-name="Arial" fo:font-size="9pt" officeooo:paragraph-rsid="001b54b2" style:font-size-asian="9pt" style:font-size-complex="9pt"/>
    </style:style>
    <style:style style:name="P36" style:family="paragraph" style:parent-style-name="Heading_20_2">
      <style:paragraph-properties fo:text-align="start" style:justify-single-word="false"/>
      <style:text-properties style:font-name="Arial" fo:font-size="9pt" officeooo:rsid="00451586" officeooo:paragraph-rsid="00451586" style:font-size-asian="9pt" style:font-size-complex="9pt"/>
    </style:style>
    <style:style style:name="P37" style:family="paragraph" style:parent-style-name="Heading_20_2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f89" officeooo:paragraph-rsid="00393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d0c" officeooo:paragraph-rsid="00222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085" officeooo:paragraph-rsid="002720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0b2" officeooo:paragraph-rsid="002da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5523" officeooo:paragraph-rsid="004b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loext:graphic-properties draw:fill="solid" draw:fill-color="#4472c4" draw:fill-gradient-name="Gradient_20_1" draw:fill-hatch-name="hatch"/>
      <style:paragraph-properties fo:text-align="start" style:justify-single-word="false" fo:background-color="#4472c4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5" officeooo:paragraph-rsid="00473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0e72" officeooo:paragraph-rsid="00240e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1e9" officeooo:paragraph-rsid="0038e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loext:graphic-properties draw:fill="solid" draw:fill-color="#eeeeff" draw:fill-gradient-name="Gradient_20_4" draw:fill-hatch-name="hatch"/>
      <style:paragraph-properties fo:text-align="start" style:justify-single-word="false" fo:background-color="#eeeeff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527c" officeooo:paragraph-rsid="0048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loext:graphic-properties draw:fill="solid" draw:fill-color="#eeeeff" draw:fill-gradient-name="Gradient_20_4" draw:fill-hatch-name="hatch"/>
      <style:paragraph-properties fo:text-align="start" style:justify-single-word="false" fo:background-color="#eeeeff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a196" officeooo:paragraph-rsid="0047a1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a53" officeooo:paragraph-rsid="002ee1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 style:list-style-name="L1">
      <style:paragraph-properties fo:margin-top="0in" fo:margin-bottom="0in" style:contextual-spacing="false"/>
      <style:text-properties style:font-name="Arial" fo:font-size="9pt" fo:font-style="normal" fo:font-weight="bold" officeooo:rsid="003aa309" officeooo:paragraph-rsid="0042ee09" style:font-size-asian="9pt" style:font-style-asian="normal" style:font-weight-asian="bold" style:font-size-complex="9pt" style:font-style-complex="normal" style:font-weight-complex="bold"/>
    </style:style>
    <style:style style:name="P52" style:family="paragraph" style:parent-style-name="Text_20_body" style:list-style-name="L2">
      <style:paragraph-properties fo:margin-top="0in" fo:margin-bottom="0in" style:contextual-spacing="false"/>
      <style:text-properties style:font-name="Arial" fo:font-size="9pt" style:font-size-asian="9pt" style:font-size-complex="9pt"/>
    </style:style>
    <style:style style:name="P53" style:family="paragraph" style:parent-style-name="Text_20_body" style:list-style-name="L2">
      <style:paragraph-properties fo:margin-top="0in" fo:margin-bottom="0in" style:contextual-spacing="false"/>
      <style:text-properties style:font-name="Arial" fo:font-size="9pt" officeooo:rsid="00434716" officeooo:paragraph-rsid="00434716" style:font-size-asian="9pt" style:font-size-complex="9pt"/>
    </style:style>
    <style:style style:name="P54" style:family="paragraph" style:parent-style-name="Text_20_body" style:list-style-name="L3">
      <style:paragraph-properties fo:margin-top="0in" fo:margin-bottom="0in" style:contextual-spacing="false"/>
      <style:text-properties style:font-name="Arial" fo:font-size="9pt" officeooo:rsid="00434716" officeooo:paragraph-rsid="00434716" style:font-size-asian="9pt" style:font-size-complex="9pt"/>
    </style:style>
    <style:style style:name="P55" style:family="paragraph" style:parent-style-name="Text_20_body" style:list-style-name="L4">
      <style:paragraph-properties fo:margin-top="0in" fo:margin-bottom="0in" style:contextual-spacing="false"/>
      <style:text-properties style:font-name="Arial" fo:font-size="9pt" officeooo:rsid="00434716" officeooo:paragraph-rsid="00434716" style:font-size-asian="9pt" style:font-size-complex="9pt"/>
    </style:style>
    <style:style style:name="P56" style:family="paragraph" style:parent-style-name="Text_20_body" style:list-style-name="L3">
      <style:paragraph-properties fo:margin-top="0in" fo:margin-bottom="0in" style:contextual-spacing="false"/>
      <style:text-properties style:font-name="Arial" fo:font-size="9pt" officeooo:rsid="004d0989" officeooo:paragraph-rsid="004d0989" style:font-size-asian="9pt" style:font-size-complex="9pt"/>
    </style:style>
    <style:style style:name="P57" style:family="paragraph" style:parent-style-name="Text_20_body" style:list-style-name="L4">
      <style:paragraph-properties fo:margin-top="0in" fo:margin-bottom="0in" style:contextual-spacing="false"/>
      <style:text-properties style:font-name="Arial" fo:font-size="9pt" officeooo:rsid="004d0989" officeooo:paragraph-rsid="004d0989" style:font-size-asian="9pt" style:font-size-complex="9pt"/>
    </style:style>
    <style:style style:name="P58" style:family="paragraph" style:parent-style-name="Text_20_body" style:list-style-name="L5">
      <style:paragraph-properties fo:margin-top="0in" fo:margin-bottom="0in" style:contextual-spacing="false"/>
      <style:text-properties style:font-name="Arial" fo:font-size="9pt" officeooo:rsid="00451586" officeooo:paragraph-rsid="00451586" style:font-size-asian="9pt" style:font-size-complex="9pt"/>
    </style:style>
    <style:style style:name="T1" style:family="text">
      <style:text-properties officeooo:rsid="00217317"/>
    </style:style>
    <style:style style:name="T2" style:family="text">
      <style:text-properties officeooo:rsid="00240e72"/>
    </style:style>
    <style:style style:name="T3" style:family="text">
      <style:text-properties officeooo:rsid="00252de5"/>
    </style:style>
    <style:style style:name="T4" style:family="text">
      <style:text-properties officeooo:rsid="00298781"/>
    </style:style>
    <style:style style:name="T5" style:family="text">
      <style:text-properties officeooo:rsid="0029fff9"/>
    </style:style>
    <style:style style:name="T6" style:family="text">
      <style:text-properties officeooo:rsid="002b6e26"/>
    </style:style>
    <style:style style:name="T7" style:family="text">
      <style:text-properties officeooo:rsid="002c4506"/>
    </style:style>
    <style:style style:name="T8" style:family="text">
      <style:text-properties officeooo:rsid="002cbb39"/>
    </style:style>
    <style:style style:name="T9" style:family="text">
      <style:text-properties officeooo:rsid="002da0b2"/>
    </style:style>
    <style:style style:name="T10" style:family="text">
      <style:text-properties officeooo:rsid="002ee13e"/>
    </style:style>
    <style:style style:name="T11" style:family="text">
      <style:text-properties officeooo:rsid="0038e1e9"/>
    </style:style>
    <style:style style:name="T12" style:family="text">
      <style:text-properties officeooo:rsid="00393f89"/>
    </style:style>
    <style:style style:name="T13" style:family="text">
      <style:text-properties officeooo:rsid="003a5cd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aa309" style:font-style-asian="normal" style:font-style-complex="normal"/>
    </style:style>
    <style:style style:name="T16" style:family="text">
      <style:text-properties fo:font-style="normal" officeooo:rsid="003a5cdc" style:font-style-asian="normal" style:font-style-complex="normal"/>
    </style:style>
    <style:style style:name="T17" style:family="text">
      <style:text-properties fo:font-style="normal" officeooo:rsid="003d9937" style:font-style-asian="normal" style:font-style-complex="normal"/>
    </style:style>
    <style:style style:name="T18" style:family="text">
      <style:text-properties fo:font-style="normal" officeooo:rsid="0041012f" style:font-style-asian="normal" style:font-style-complex="normal"/>
    </style:style>
    <style:style style:name="T19" style:family="text">
      <style:text-properties fo:font-style="normal" officeooo:rsid="0042ee09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486a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aa30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d993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3471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3aa309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d9937" style:font-style-asian="normal" style:font-weight-asian="bold" style:font-style-complex="normal" style:font-weight-complex="bold"/>
    </style:style>
    <style:style style:name="T27" style:family="text">
      <style:text-properties officeooo:rsid="003d9937"/>
    </style:style>
    <style:style style:name="T28" style:family="text">
      <style:text-properties officeooo:rsid="003f3820"/>
    </style:style>
    <style:style style:name="T29" style:family="text">
      <style:text-properties officeooo:rsid="0041012f"/>
    </style:style>
    <style:style style:name="T30" style:family="text">
      <style:text-properties officeooo:rsid="0042ee09"/>
    </style:style>
    <style:style style:name="T31" style:family="text">
      <style:text-properties officeooo:rsid="00434716"/>
    </style:style>
    <style:style style:name="T32" style:family="text">
      <style:text-properties officeooo:rsid="0048527c"/>
    </style:style>
    <style:style style:name="T33" style:family="text">
      <style:text-properties fo:font-size="11pt" officeooo:rsid="0047a196" style:font-size-asian="11pt" style:font-size-complex="11pt"/>
    </style:style>
    <style:style style:name="T34" style:family="text">
      <style:text-properties officeooo:rsid="004a4e76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7037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4b5523"/>
    </style:style>
    <style:style style:name="T39" style:family="text">
      <style:text-properties officeooo:rsid="004d0989"/>
    </style:style>
    <style:style style:name="T40" style:family="text">
      <style:text-properties fo:font-style="italic" fo:font-weight="bold" style:font-name-asian="Lucida Sans Unicode" style:font-style-asian="italic" style:font-weight-asian="bold" style:font-name-complex="Tahoma1" style:font-style-complex="italic" style:font-weight-complex="bold"/>
    </style:style>
    <style:style style:name="T41" style:family="text">
      <style:text-properties fo:font-style="italic" fo:font-weight="bold" officeooo:rsid="001b54b2" style:font-name-asian="Lucida Sans Unicode" style:font-style-asian="italic" style:font-weight-asian="bold" style:font-name-complex="Tahoma1" style:font-style-complex="italic" style:font-weight-complex="bold"/>
    </style:style>
    <style:style style:name="T42" style:family="text">
      <style:text-properties style:font-name="Arial"/>
    </style:style>
    <style:style style:name="T43" style:family="text">
      <style:text-properties style:font-name="Arial" fo:font-weight="normal" style:font-weight-asian="normal" style:font-weight-complex="normal"/>
    </style:style>
    <style:style style:name="T44" style:family="text">
      <style:text-properties style:font-name="Arial" fo:font-size="10pt" fo:font-weight="bold" officeooo:rsid="0041012f" style:font-size-asian="16.1000003814697pt" style:font-weight-asian="bold" style:font-size-complex="16.1000003814697pt" style:font-weight-complex="bold"/>
    </style:style>
    <style:style style:name="T45" style:family="text">
      <style:text-properties style:font-name="Arial" fo:font-size="10pt" style:font-size-asian="16.1000003814697pt" style:font-size-complex="16.1000003814697pt"/>
    </style:style>
    <style:style style:name="T46" style:family="text">
      <style:text-properties style:font-name="Arial" fo:font-size="10pt" officeooo:rsid="0041012f" style:font-size-asian="16.1000003814697pt" style:font-size-complex="16.1000003814697pt"/>
    </style:style>
    <style:style style:name="T47" style:family="text">
      <style:text-properties style:font-name="Arial" fo:font-size="10pt" officeooo:rsid="0042ee09" style:font-size-asian="16.1000003814697pt" style:font-size-complex="16.1000003814697pt"/>
    </style:style>
    <style:style style:name="T48" style:family="text">
      <style:text-properties officeooo:rsid="00504d8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bookmark-start text:name="prgram-summerschool-june-5-9-2023"/><text:span text:style-name="T30">DCSE </text:span>Summerschool June 5-9, 2023<text:bookmark-end text:name="prgram-summerschool-june-5-9-2023"/>: <text:span text:style-name="T36">Numerical Linear Algebra on High Performance Computers</text:span></text:h>
      <text:p text:style-name="P11"><text:span text:style-name="T35">Location lectures and labs:</text:span> Penguin lab, Building 36, HB 02.130, TU Delft</text:p>
      <text:p text:style-name="P12">Location symposium: <text:span text:style-name="T37">Aula TU Delft, Commissiekamer 3</text:span></text:p>
      <text:p text:style-name="P3"><text:span text:style-name="T42">Registration: </text:span><text:a xlink:type="simple" xlink:href="https://www.aanmelder.nl/143287" text:style-name="Internet_20_link" text:visited-style-name="Visited_20_Internet_20_Link"><text:span text:style-name="T43">https://www.aanmelder.nl/143287</text:span></text:a></text:p>
      <text:p text:style-name="P12">Contact:<text:span text:style-name="T37"> j.thies@tudelft.nl</text:span></text:p>
      <text:p text:style-name="P13"/>
      <table:table table:name="Table1" table:style-name="Table1" table:template-name="Academic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Time</text:p>
          </table:table-cell>
          <table:table-cell table:style-name="Table1.A1" office:value-type="string">
            <text:p text:style-name="P18">Monday</text:p>
          </table:table-cell>
          <table:table-cell table:style-name="Table1.A1" office:value-type="string">
            <text:p text:style-name="P18">Tuesday</text:p>
          </table:table-cell>
          <table:table-cell table:style-name="Table1.A1" office:value-type="string">
            <text:p text:style-name="P18">Wednesday</text:p>
          </table:table-cell>
          <table:table-cell table:style-name="Table1.A1" office:value-type="string">
            <text:p text:style-name="P18">Thursday</text:p>
          </table:table-cell>
          <table:table-cell table:style-name="Table1.A1" office:value-type="string">
            <text:p text:style-name="P18">Friday</text:p>
          </table:table-cell>
        </table:table-row>
        <table:table-row>
          <table:table-cell table:style-name="Table1.A2" office:value-type="string">
            <text:p text:style-name="P19">9:<text:span text:style-name="T3">15-</text:span><text:span text:style-name="T6">10:00</text:span></text:p>
          </table:table-cell>
          <table:table-cell table:style-name="Table1.B2" office:value-type="string">
            <text:p text:style-name="P20">Lecture PB1</text:p>
          </table:table-cell>
          <table:table-cell table:style-name="Table1.C2" office:value-type="string">
            <text:p text:style-name="P20">Lecture PB2</text:p>
          </table:table-cell>
          <table:table-cell table:style-name="Table1.D2" office:value-type="string">
            <text:p text:style-name="P21">Lecture GW1</text:p>
          </table:table-cell>
          <table:table-cell table:style-name="Table1.E2" office:value-type="string">
            <text:p text:style-name="P38">Lecture GW2</text:p>
          </table:table-cell>
          <table:table-cell table:style-name="Table1.F2" office:value-type="string">
            <text:p text:style-name="P38">Lecture LG2</text:p>
          </table:table-cell>
        </table:table-row>
        <table:table-row table:style-name="Table1.3">
          <table:table-cell table:style-name="Table1.A2" office:value-type="string">
            <text:p text:style-name="P22">10:<text:span text:style-name="T6">00</text:span>-<text:span text:style-name="T4">10:</text:span><text:span text:style-name="T6">15</text:span></text:p>
          </table:table-cell>
          <table:table-cell table:style-name="Table1.B3" office:value-type="string">
            <text:p text:style-name="P22">Coffee break</text:p>
          </table:table-cell>
          <table:table-cell table:style-name="Table1.C3" office:value-type="string">
            <text:p text:style-name="P39">Coffee break</text:p>
          </table:table-cell>
          <table:table-cell table:style-name="Table1.D3" office:value-type="string">
            <text:p text:style-name="P39">Coffee break</text:p>
          </table:table-cell>
          <table:table-cell table:style-name="Table1.E3" office:value-type="string">
            <text:p text:style-name="P39">Coffee break</text:p>
          </table:table-cell>
          <table:table-cell table:style-name="Table1.F3" office:value-type="string">
            <text:p text:style-name="P39">Coffee break</text:p>
          </table:table-cell>
        </table:table-row>
        <table:table-row table:style-name="Table1.4">
          <table:table-cell table:style-name="Table1.A2" office:value-type="string">
            <text:p text:style-name="P19">1<text:span text:style-name="T5">0:</text:span><text:span text:style-name="T8">15</text:span><text:span text:style-name="T5">-11:</text:span><text:span text:style-name="T8">00</text:span></text:p>
          </table:table-cell>
          <table:table-cell table:style-name="Table1.B4" office:value-type="string">
            <text:p text:style-name="P38">PB1 cont’d</text:p>
          </table:table-cell>
          <table:table-cell table:style-name="Table1.C4" office:value-type="string">
            <text:p text:style-name="P20">PB2 cont’d</text:p>
          </table:table-cell>
          <table:table-cell table:style-name="Table1.D4" office:value-type="string">
            <text:p text:style-name="P38">GW1 cont’d</text:p>
          </table:table-cell>
          <table:table-cell table:style-name="Table1.E4" office:value-type="string">
            <text:p text:style-name="P40"><text:span text:style-name="T12">GW2 cont’d</text:span> </text:p>
          </table:table-cell>
          <table:table-cell table:style-name="Table1.F4" office:value-type="string">
            <text:p text:style-name="P38">LG2 cont’d</text:p>
          </table:table-cell>
        </table:table-row>
        <table:table-row>
          <table:table-cell table:style-name="Table1.A2" office:value-type="string">
            <text:p text:style-name="P22">11:<text:span text:style-name="T9">00</text:span>-<text:span text:style-name="T4">12:</text:span><text:span text:style-name="T7">00</text:span></text:p>
          </table:table-cell>
          <table:table-cell table:style-name="Table1.B5" office:value-type="string">
            <text:p text:style-name="P38">Lab 1</text:p>
          </table:table-cell>
          <table:table-cell table:style-name="Table1.C5" office:value-type="string">
            <text:p text:style-name="P23">Lecture JT</text:p>
          </table:table-cell>
          <table:table-cell table:style-name="Table1.D5" office:value-type="string">
            <text:p text:style-name="P41">Lab <text:span text:style-name="T38">3</text:span></text:p>
          </table:table-cell>
          <table:table-cell table:style-name="Table1.E5" office:value-type="string">
            <text:p text:style-name="P38">Lecture LG1</text:p>
          </table:table-cell>
          <table:table-cell table:style-name="Table1.F5" office:value-type="string">
            <text:p text:style-name="P38">Lecture MM</text:p>
          </table:table-cell>
        </table:table-row>
        <table:table-row table:style-name="Table1.3">
          <table:table-cell table:style-name="Table1.A2" office:value-type="string">
            <text:p text:style-name="P19">12:<text:span text:style-name="T7">0</text:span><text:span text:style-name="T1">0-</text:span><text:span text:style-name="T7">13:00</text:span></text:p>
          </table:table-cell>
          <table:table-cell table:style-name="Table1.B6" office:value-type="string">
            <text:p text:style-name="P19">Lunch</text:p>
          </table:table-cell>
          <table:table-cell table:style-name="Table1.C6" office:value-type="string">
            <text:p text:style-name="P19">Lunch</text:p>
          </table:table-cell>
          <table:table-cell table:style-name="Table1.D6" office:value-type="string">
            <text:p text:style-name="P19">Lunch</text:p>
          </table:table-cell>
          <table:table-cell table:style-name="Table1.E6" office:value-type="string">
            <text:p text:style-name="P19">Lunch</text:p>
          </table:table-cell>
          <table:table-cell table:style-name="Table1.F6" office:value-type="string">
            <text:p text:style-name="P19">Lunch</text:p>
          </table:table-cell>
        </table:table-row>
        <table:table-row>
          <table:table-cell table:style-name="Table1.A2" office:value-type="string">
            <text:p text:style-name="P19">13:<text:span text:style-name="T7">0</text:span><text:span text:style-name="T1">0-</text:span><text:span text:style-name="T7">14:00</text:span></text:p>
          </table:table-cell>
          <table:table-cell table:style-name="Table1.B7" office:value-type="string">
            <text:p text:style-name="P19">Lab 1 <text:span text:style-name="T12">cont’d</text:span></text:p>
          </table:table-cell>
          <table:table-cell table:style-name="Table1.C7" office:value-type="string">
            <text:p text:style-name="P24"><text:span text:style-name="T12">Lecture </text:span><text:span text:style-name="T13">MG</text:span></text:p>
          </table:table-cell>
          <table:table-cell table:style-name="Table1.D7">
            <text:p text:style-name="P42"/>
          </table:table-cell>
          <table:table-cell table:style-name="Table1.E7" office:value-type="string">
            <text:p text:style-name="P38">LG1 <text:span text:style-name="T13">cont’d</text:span></text:p>
          </table:table-cell>
          <table:table-cell table:style-name="Table1.F7" office:value-type="string">
            <text:p text:style-name="P38">QC Lab</text:p>
          </table:table-cell>
        </table:table-row>
        <table:table-row table:style-name="Table1.3">
          <table:table-cell table:style-name="Table1.A2" office:value-type="string">
            <text:p text:style-name="P19"><text:span text:style-name="T9">14:00-</text:span>14:<text:span text:style-name="T2">15</text:span></text:p>
          </table:table-cell>
          <table:table-cell table:style-name="Table1.B8" office:value-type="string">
            <text:p text:style-name="P25">Coffee break</text:p>
          </table:table-cell>
          <table:table-cell table:style-name="Table1.C8" office:value-type="string">
            <text:p text:style-name="P25">Coffee break</text:p>
          </table:table-cell>
          <table:table-cell table:style-name="Table1.D8" office:value-type="string">
            <text:p text:style-name="P43">HPC Symposium</text:p>
          </table:table-cell>
          <table:table-cell table:style-name="Table1.E8" office:value-type="string">
            <text:p text:style-name="P44">Coffee brea<text:span text:style-name="T11">k</text:span></text:p>
          </table:table-cell>
          <table:table-cell table:style-name="Table1.F8" office:value-type="string">
            <text:p text:style-name="P45">Closing</text:p>
          </table:table-cell>
        </table:table-row>
        <table:table-row>
          <table:table-cell table:style-name="Table1.A2" office:value-type="string">
            <text:p text:style-name="P25">14:<text:span text:style-name="T10">15-15:00</text:span></text:p>
          </table:table-cell>
          <table:table-cell table:style-name="Table1.B9" office:value-type="string">
            <text:p text:style-name="P23">Lecture KL</text:p>
          </table:table-cell>
          <table:table-cell table:style-name="Table1.C9" office:value-type="string">
            <text:p text:style-name="P23">Lecture AH</text:p>
          </table:table-cell>
          <table:table-cell table:style-name="Table1.D9" table:number-rows-spanned="2" office:value-type="string">
            <text:p text:style-name="P46">Talks, Posters,</text:p>
            <text:p text:style-name="P48"><text:span text:style-name="T33">Drinks &amp; </text:span>Snacks</text:p>
          </table:table-cell>
          <table:table-cell table:style-name="Table1.E9" office:value-type="string">
            <text:p text:style-name="P49">Lab <text:span text:style-name="T38">4</text:span></text:p>
          </table:table-cell>
          <table:table-cell table:style-name="Table1.D7">
            <text:p text:style-name="P47"/>
          </table:table-cell>
        </table:table-row>
        <table:table-row table:style-name="Table1.10">
          <table:table-cell table:style-name="Table1.A10" office:value-type="string">
            <text:p text:style-name="P19">15:<text:span text:style-name="T10">00-1</text:span><text:span text:style-name="T48">7</text:span><text:span text:style-name="T10">:00</text:span></text:p>
          </table:table-cell>
          <table:table-cell table:style-name="Table1.B10" office:value-type="string">
            <text:p text:style-name="P50">GPU Lab</text:p>
          </table:table-cell>
          <table:table-cell table:style-name="Table1.C10" office:value-type="string">
            <text:p text:style-name="P23">Lab 2</text:p>
          </table:table-cell>
          <table:covered-table-cell table:style-name="Table1.D10"/>
          <table:table-cell table:style-name="Table1.D10">
            <text:p text:style-name="P40"/>
          </table:table-cell>
          <table:table-cell table:style-name="Table1.D10">
            <text:p text:style-name="P47"/>
          </table:table-cell>
        </table:table-row>
      </table:table>
      <text:h text:style-name="P27" text:outline-level="1">Special Events</text:h>
      <text:p text:style-name="P14">Tuesday: Dinner with Dinner Talk by Gerhard Wellein</text:p>
      <text:p text:style-name="P14">Wednesday: <text:span text:style-name="T13">Symposium for </text:span><text:span text:style-name="T34">broader </text:span><text:span text:style-name="T13">audience, p</text:span>oster session with drinks and snacks</text:p>
      <text:h text:style-name="P28" text:outline-level="1">Lecturers:</text:h>
      <text:p text:style-name="P15"><text:span text:style-name="T28">PB: Prof. Paolo Bientinesi, Ume</text:span>å</text:p>
      <text:p text:style-name="P16">GW: Prof. Gerhard Wellein, University of Erlangen-Nuremberg</text:p>
      <text:p text:style-name="P17">LG: Prof. Laura Grigori, EPFL Lausanne</text:p>
      <text:p text:style-name="P2"><text:span text:style-name="T44">Local lecturers:</text:span><text:span text:style-name="T46"> MG: Prof. Martin van Gijzen, KL: Kees Lemmens, JT: Jonas Thies, AH Alexander Heinlein, </text:span><text:span text:style-name="T47">MM: Matthias M</text:span><text:a xlink:type="simple" xlink:href="https://context.reverso.net/vertaling/duits-nederlands/Bösewicht" text:style-name="Internet_20_link" text:visited-style-name="Visited_20_Internet_20_Link"><text:span text:style-name="T45">ö</text:span></text:a><text:span text:style-name="T47">ller</text:span></text:p>
      <text:h text:style-name="P29" text:outline-level="1"><text:bookmark-start text:name="lectures"/><text:soft-page-break/>Lectures:<text:bookmark-end text:name="lectures"/></text:h>
      <text:h text:style-name="P30" text:outline-level="2" text:is-list-header="true"><text:bookmark-start text:name="paolo-1"/><text:span text:style-name="T14">P</text:span><text:span text:style-name="T16">B</text:span><text:span text:style-name="T14">1:</text:span><text:bookmark-end text:name="paolo-1"/> <text:span text:style-name="T20">Blocked algorithms vs. algorithms by blocks. (Ex.: Cholesky) Data dependencies, task queues, out of order execution.</text:span></text:h>
      <text:h text:style-name="P30" text:outline-level="2"><text:bookmark-start text:name="paolo-2"/><text:span text:style-name="T15">P</text:span><text:bookmark-end text:name="paolo-2"/><text:span text:style-name="T15">B2: </text:span><text:span text:style-name="T20">Mapping a matrix expression</text:span><text:span text:style-name="T22">s</text:span><text:span text:style-name="T20"> to linear algebra kernels, Use case: Genome-Wise Association Studies (GW</text:span><text:span text:style-name="T22">AS).</text:span></text:h>
      <text:h text:style-name="P30" text:outline-level="2"><text:span text:style-name="T17">GW</text:span><text:bookmark-start text:name="gerhard-1"/><text:span text:style-name="T14">1:</text:span><text:bookmark-end text:name="gerhard-1"/><text:span text:style-name="T14"> </text:span><text:span text:style-name="T20">parse matrix formats, SpMV </text:span><text:span text:style-name="T24">and performance models</text:span></text:h>
      <text:h text:style-name="P30" text:outline-level="2"><text:span text:style-name="T18">GW2: </text:span><text:bookmark text:name="gerhard-2"/><text:span text:style-name="T20">cache blocking for </text:span><text:span text:style-name="T24">communication-avoiding sparse </text:span><text:span text:style-name="T20">linear </text:span><text:span text:style-name="T24">solvers</text:span></text:h>
      <text:h text:style-name="P30" text:outline-level="2"><text:bookmark-start text:name="laura-1"/><text:span text:style-name="T14">L</text:span><text:bookmark-end text:name="laura-1"/><text:span text:style-name="T18">G1:</text:span><text:span text:style-name="T29"> </text:span><text:span text:style-name="T20">communication-avoiding in </text:span><text:span text:style-name="T24">linear algebra</text:span><text:span text:style-name="T20"> algorithms, bounds on communication and how to achieve them</text:span></text:h>
      <text:h text:style-name="P30" text:outline-level="2"><text:bookmark-start text:name="laura-2"/><text:span text:style-name="T14">L</text:span><text:span text:style-name="T19">G</text:span><text:span text:style-name="T14">2:</text:span><text:bookmark-end text:name="laura-2"/> <text:span text:style-name="T20">Randomization in </text:span><text:span text:style-name="T24">linear algebra</text:span><text:span text:style-name="T20"> applications</text:span></text:h>
      <text:list xml:id="list1042178685" text:style-name="L1">
        <text:list-header>
          <text:p text:style-name="P51"/>
        </text:list-header>
      </text:list>
      <text:h text:style-name="P31" text:outline-level="2"><text:span text:style-name="T25">KL: </text:span><text:span text:style-name="T22">GPU</text:span><text:span text:style-name="T21">s for linear algebra, </text:span><text:span text:style-name="T22">hardware characteristics and programming techniques</text:span></text:h>
      <text:h text:style-name="P32" text:outline-level="2"><text:bookmark-start text:name="martin"/><text:span text:style-name="T25">M</text:span><text:bookmark-end text:name="martin"/><text:span text:style-name="T25">G:</text:span><text:span text:style-name="T22"> </text:span><text:span text:style-name="T23">Communication-avoiding Krylov methods</text:span></text:h>
      <text:h text:style-name="P30" text:outline-level="2"><text:span text:style-name="T26">JT:</text:span><text:span text:style-name="T17"> </text:span><text:span text:style-name="T20">HPC software design patterns in Trilinos (Kokkos, Petra, Belos)</text:span></text:h>
      <text:h text:style-name="P30" text:outline-level="2"><text:bookmark-start text:name="alexander"/><text:span text:style-name="T17">A</text:span><text:bookmark-end text:name="alexander"/><text:span text:style-name="T17">H:</text:span><text:span text:style-name="T27"> </text:span><text:span text:style-name="T23">Advanced Domain Decompositionh preconditioniers</text:span></text:h>
      <text:p text:style-name="P10"><text:span text:style-name="T17">M</text:span><text:span text:style-name="T14">M: </text:span><text:span text:style-name="T20">Introduction to Quantum Annealing</text:span></text:p>
      <text:h text:style-name="P37" text:outline-level="2" text:is-list-header="true"><text:bookmark-start text:name="lab-sessions"/>Lab sessions:<text:bookmark-end text:name="lab-sessions"/></text:h>
      <text:h text:style-name="P33" text:outline-level="2"><text:bookmark-start text:name="monday"/>Monday<text:bookmark-end text:name="monday"/></text:h>
      <text:list xml:id="list1146010154" text:style-name="L2">
        <text:list-item>
          <text:p text:style-name="P52">task-based dense <text:span text:style-name="T31">LU factorization</text:span> (OpenMP)</text:p>
        </text:list-item>
        <text:list-item>
          <text:p text:style-name="P53">Dense Matrix-Vector, <text:span text:style-name="T39">multiplication </text:span>on GPUs: <text:span text:style-name="T39">OpenMP offloading, CUDA and (Cu)BLAS</text:span></text:p>
        </text:list-item>
      </text:list>
      <text:h text:style-name="P33" text:outline-level="2"><text:bookmark-start text:name="tuesday"/>Tuesday<text:bookmark-end text:name="tuesday"/></text:h>
      <text:list xml:id="list153608821" text:style-name="L3">
        <text:list-item>
          <text:p text:style-name="P54">Sparse linear solvers on CPU and GPU using Trilinos</text:p>
        </text:list-item>
        <text:list-item>
          <text:p text:style-name="P56">Domain Decomposition method FROSch in Trilinos</text:p>
        </text:list-item>
      </text:list>
      <text:p text:style-name="P9"/>
      <text:h text:style-name="P34" text:outline-level="2"><text:bookmark text:name="wednesday2"/>Wednesday</text:h>
      <text:list xml:id="list4293129014" text:style-name="L4">
        <text:list-item>
          <text:p text:style-name="P57">Performance analysis of Sparse Matrix-Vector (SpMV) products using Likwid</text:p>
        </text:list-item>
      </text:list>
      <text:h text:style-name="P35" text:outline-level="2"><text:span text:style-name="T32">Thurs</text:span><text:bookmark-start text:name="wednesday1"/>day<text:bookmark-end text:name="wednesday1"/><text:bookmark text:name="wednesday"/></text:h>
      <text:list xml:id="list143202525663765" text:continue-numbering="true" text:style-name="L4">
        <text:list-item>
          <text:p text:style-name="P55">Communication-avoiding Krylov methods: <text:span text:style-name="T39">polynomial preconditioners and s-step methods</text:span></text:p>
        </text:list-item>
      </text:list>
      <text:h text:style-name="P36" text:outline-level="2"><text:span text:style-name="T41">F</text:span><text:span text:style-name="T40">riday</text:span></text:h>
      <text:list xml:id="list1645886559" text:style-name="L5">
        <text:list-item>
          <text:p text:style-name="P58">First steps on a Quantum Anneal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date>2023-05-27T14:32:00.521527705</dc:date>
    <meta:editing-duration>PT1H52M4S</meta:editing-duration>
    <meta:editing-cycles>24</meta:editing-cycles>
    <meta:generator>LibreOffice/7.3.7.2$Linux_X86_64 LibreOffice_project/30$Build-2</meta:generator>
    <meta:document-statistic meta:table-count="1" meta:image-count="0" meta:object-count="0" meta:page-count="2" meta:paragraph-count="96" meta:word-count="359" meta:character-count="2483" meta:non-whitespace-character-count="2225"/>
  </office:meta>
</office:document-meta>
</file>